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Pictures/2000002B0000046E0000021D120DFB04.svm" manifest:media-type=""/>
  <manifest:file-entry manifest:full-path="Pictures/2000002B0000046C0000021D5510556B.svm" manifest:media-type=""/>
  <manifest:file-entry manifest:full-path="Pictures/2000002B0000046B0000021DF525DAD3.svm" manifest:media-type=""/>
  <manifest:file-entry manifest:full-path="Pictures/2000002B000004A80000021D1B715C4D.svm" manifest:media-type=""/>
  <manifest:file-entry manifest:full-path="Pictures/2000002B0000096B00000211A1E61FB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4e6" officeooo:paragraph-rsid="001084e6"/>
    </style:style>
    <style:style style:name="P2" style:family="paragraph" style:parent-style-name="Standard">
      <style:text-properties officeooo:rsid="0011f6b1" officeooo:paragraph-rsid="0011f6b1"/>
    </style:style>
    <style:style style:name="P3" style:family="paragraph" style:parent-style-name="Standard">
      <style:text-properties officeooo:rsid="0018e957" officeooo:paragraph-rsid="0018e957"/>
    </style:style>
    <style:style style:name="P4" style:family="paragraph" style:parent-style-name="Standard">
      <style:text-properties officeooo:rsid="0019ec73" officeooo:paragraph-rsid="0019ec73"/>
    </style:style>
    <style:style style:name="P5" style:family="paragraph" style:parent-style-name="Standard">
      <style:text-properties officeooo:rsid="001a9049" officeooo:paragraph-rsid="001a9049"/>
    </style:style>
    <style:style style:name="P6" style:family="paragraph" style:parent-style-name="Standard">
      <style:text-properties officeooo:rsid="001bc616" officeooo:paragraph-rsid="001bc616"/>
    </style:style>
    <style:style style:name="P7" style:family="paragraph" style:parent-style-name="Standard">
      <style:text-properties officeooo:rsid="001bc616" officeooo:paragraph-rsid="001dea8b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a9049" officeooo:paragraph-rsid="001a904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f66ee" officeooo:paragraph-rsid="001f66ee" style:font-weight-asian="bold" style:font-weight-complex="bold"/>
    </style:style>
    <style:style style:name="P10" style:family="paragraph" style:parent-style-name="Standard">
      <style:text-properties officeooo:rsid="0022ab38" officeooo:paragraph-rsid="0022ab38"/>
    </style:style>
    <style:style style:name="P11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9ec73" officeooo:paragraph-rsid="0019ec73"/>
    </style:style>
    <style:style style:name="P12" style:family="paragraph">
      <style:paragraph-properties fo:margin-left="0in" fo:margin-right="0in" fo:margin-top="0in" fo:margin-bottom="0in" fo:line-height="100%" fo:text-align="center" fo:text-indent="0in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50pt" fo:font-style="normal" fo:text-shadow="none" style:text-underline-style="none" fo:font-weight="normal" style:letter-kerning="true" style:font-name-asian="Droid Sans Fallback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</style:style>
    <style:style style:name="T1" style:family="text">
      <style:text-properties officeooo:rsid="0010c1c5"/>
    </style:style>
    <style:style style:name="T2" style:family="text">
      <style:text-properties officeooo:rsid="00176658"/>
    </style:style>
    <style:style style:name="T3" style:family="text">
      <style:text-properties officeooo:rsid="001bfbb9"/>
    </style:style>
    <style:style style:name="T4" style:family="text">
      <style:text-properties officeooo:rsid="001dea8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50pt" fo:font-style="normal" fo:text-shadow="none" style:text-underline-style="none" fo:font-weight="normal" style:letter-kerning="true" style:font-name-asian="Droid Sans Fallback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1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2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 style:list-style-name="L2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have C <text:span text:style-name="T3">events</text:span>, and Z samples.<draw:frame draw:style-name="fr1" draw:name="Object1" text:anchor-type="as-char" svg:y="-0.152in" svg:width="1.1217in" svg:height="0.199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Where </text:span><text:span text:style-name="T1"><draw:frame draw:style-name="fr1" draw:name="Object2" text:anchor-type="as-char" svg:y="-0.1484in" svg:width="0.5992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"/>
      <text:p text:style-name="P1"><draw:frame draw:style-name="fr1" draw:name="Object3" text:anchor-type="as-char" svg:y="-0.1728in" svg:width="3.0898in" svg:height="0.23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><draw:frame draw:style-name="fr1" draw:name="Object4" text:anchor-type="as-char" svg:y="-0.152in" svg:width="0.3827in" svg:height="0.200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is the label for sample<draw:frame draw:style-name="fr1" draw:name="Object6" text:anchor-type="as-char" svg:y="-0.152in" svg:width="0.3957in" svg:height="0.200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and<draw:frame draw:style-name="fr1" draw:name="Object5" text:anchor-type="as-char" svg:y="-0.152in" svg:width="0.8598in" svg:height="0.200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Standard"><draw:g text:anchor-type="paragraph" draw:z-index="6" draw:style-name="gr1"><draw:ellipse draw:style-name="gr2" draw:text-style-name="P13" xml:id="id1" draw:id="id1" svg:width="0.6094in" svg:height="0.5169in" svg:x="0.1898in" svg:y="1.361in"><text:p text:style-name="P12"><text:span text:style-name="T5">lstm</text:span></text:p></draw:ellipse><draw:ellipse draw:style-name="gr3" draw:text-style-name="P13" xml:id="id2" draw:id="id2" svg:width="0.6087in" svg:height="0.5169in" svg:x="1.7681in" svg:y="1.361in"><text:p text:style-name="P12"><text:span text:style-name="T5">lstm</text:span></text:p></draw:ellipse><draw:connector draw:style-name="gr4" draw:text-style-name="P14" draw:type="line" svg:x1="0.7988in" svg:y1="1.6197in" svg:x2="1.7685in" svg:y2="1.6197in" draw:start-shape="id1" draw:start-glue-point="1" draw:end-shape="id2" draw:end-glue-point="3" svg:d="M2029 4114h2463" svg:viewBox="0 0 2464 2"><text:p/></draw:connector><draw:connector draw:style-name="gr5" draw:text-style-name="P14" draw:type="line" svg:x1="0.4945in" svg:y1="2.2055in" svg:x2="0.4937in" svg:y2="1.878in" draw:end-shape="id1" draw:end-glue-point="2" svg:d="M1256 5602l-2-832" svg:viewBox="0 0 4 834"><text:p/></draw:connector><draw:connector draw:style-name="gr6" draw:text-style-name="P14" draw:type="line" svg:x1="2.0732in" svg:y1="2.2055in" svg:x2="2.0724in" svg:y2="1.878in" draw:end-shape="id2" draw:end-glue-point="2" svg:d="M5266 5602l-2-832" svg:viewBox="0 0 4 834"><text:p/></draw:connector><draw:ellipse draw:style-name="gr7" draw:text-style-name="P13" xml:id="id3" draw:id="id3" svg:width="0.6094in" svg:height="0.5169in" svg:x="3.3862in" svg:y="1.361in"><text:p text:style-name="P12"><text:span text:style-name="T5">lstm</text:span></text:p></draw:ellipse><draw:connector draw:style-name="gr8" draw:text-style-name="P14" draw:type="line" svg:x1="2.3764in" svg:y1="1.6197in" svg:x2="3.3862in" svg:y2="1.6197in" draw:start-shape="id2" draw:start-glue-point="1" draw:end-shape="id3" draw:end-glue-point="3" svg:d="M6036 4114h2565" svg:viewBox="0 0 2566 2"><text:p/></draw:connector><draw:connector draw:style-name="gr9" draw:text-style-name="P14" draw:type="line" svg:x1="3.6913in" svg:y1="2.2055in" svg:x2="3.6906in" svg:y2="1.878in" draw:end-shape="id3" draw:end-glue-point="2" svg:d="M9376 5602l-2-832" svg:viewBox="0 0 4 834"><text:p/></draw:connector><draw:ellipse draw:style-name="gr10" draw:text-style-name="P13" xml:id="id4" draw:id="id4" svg:width="0.6094in" svg:height="0.5169in" svg:x="5.9417in" svg:y="1.361in"><text:p text:style-name="P12"><text:span text:style-name="T5">lstm</text:span></text:p></draw:ellipse><draw:connector draw:style-name="gr11" draw:text-style-name="P14" draw:type="line" svg:x1="5.287in" svg:y1="1.6197in" svg:x2="5.9421in" svg:y2="1.6197in" draw:end-shape="id4" draw:end-glue-point="3" svg:d="M13429 4114h1664" svg:viewBox="0 0 1665 2"><text:p/></draw:connector><draw:connector draw:style-name="gr12" draw:text-style-name="P14" draw:type="line" svg:x1="6.2461in" svg:y1="2.2055in" svg:x2="6.2461in" svg:y2="1.878in" draw:end-shape="id4" draw:end-glue-point="2" svg:d="M15865 5602v-832" svg:viewBox="0 0 2 834"><text:p/></draw:connector><draw:rect draw:style-name="gr13" draw:text-style-name="P15" svg:width="0.8862in" svg:height="0.6039in" svg:x="4.5181in" svg:y="1.1354in"><text:p text:style-name="P12"><text:span text:style-name="T6">...</text:span></text:p></draw:rect><draw:connector draw:style-name="gr14" draw:text-style-name="P14" draw:type="line" svg:x1="3.9953in" svg:y1="1.6197in" svg:x2="4.6492in" svg:y2="1.6205in" draw:start-shape="id3" draw:start-glue-point="1" svg:d="M10148 4114l1661 2" svg:viewBox="0 0 1663 4"><text:p/></draw:connector><draw:connector draw:style-name="gr15" draw:text-style-name="P14" draw:type="line" svg:x1="0.4937in" svg:y1="1.3614in" svg:x2="0.4937in" svg:y2="0.9906in" draw:start-shape="id1" draw:start-glue-point="0" svg:d="M1254 3458v-942" svg:viewBox="0 0 2 944"><text:p/></draw:connector><draw:connector draw:style-name="gr16" draw:text-style-name="P14" draw:type="line" svg:x1="2.0724in" svg:y1="1.3614in" svg:x2="2.0724in" svg:y2="0.9906in" svg:d="M5264 3458v-942" svg:viewBox="0 0 2 944"><text:p/></draw:connector><draw:connector draw:style-name="gr17" draw:text-style-name="P14" draw:type="line" svg:x1="3.6898in" svg:y1="1.3614in" svg:x2="3.6902in" svg:y2="0.9906in" svg:d="M9372 3458l1-942" svg:viewBox="0 0 4 944"><text:p/></draw:connector><draw:connector draw:style-name="gr18" draw:text-style-name="P14" draw:type="line" svg:x1="6.2445in" svg:y1="1.3614in" svg:x2="6.2445in" svg:y2="0.9906in" svg:d="M15861 3458v-942" svg:viewBox="0 0 2 944"><text:p/></draw:connector><draw:rect draw:style-name="gr19" draw:text-style-name="P13" svg:width="7.3803in" svg:height="0.3177in" svg:x="0.0008in" svg:y="0.6516in"><text:p text:style-name="P12"><text:span text:style-name="T5">Attention model</text:span></text:p></draw:rect><draw:frame draw:style-name="gr20" draw:text-style-name="P16" svg:width="1.1217in" svg:height="0.3016in" svg:x="2.8398in" svg:y="0.0008in"><draw:image xlink:href="Pictures/2000002B0000096B00000211A1E61FB1.svm" xlink:type="simple" xlink:show="embed" xlink:actuate="onLoad"><text:p/></draw:image></draw:frame><draw:line draw:style-name="gr21" draw:text-style-name="P14" svg:x1="3.4035in" svg:y1="0.6512in" svg:x2="3.4035in" svg:y2="0.3512in"><text:p/></draw:line><draw:frame draw:style-name="gr20" draw:text-style-name="P16" svg:width="0.5441in" svg:height="0.263in" svg:x="0.2854in" svg:y="2.2488in"><draw:image xlink:href="Pictures/2000002B0000046B0000021DF525DAD3.svm" xlink:type="simple" xlink:show="embed" xlink:actuate="onLoad"><text:p/></draw:image></draw:frame><draw:frame draw:style-name="gr20" draw:text-style-name="P16" svg:width="0.5441in" svg:height="0.263in" svg:x="1.8398in" svg:y="2.2906in"><draw:image xlink:href="Pictures/2000002B0000046C0000021D5510556B.svm" xlink:type="simple" xlink:show="embed" xlink:actuate="onLoad"><text:p/></draw:image></draw:frame><draw:frame draw:style-name="gr20" draw:text-style-name="P16" svg:width="0.5748in" svg:height="0.2634in" svg:x="5.9961in" svg:y="2.2508in"><draw:image xlink:href="Pictures/2000002B000004A80000021D1B715C4D.svm" xlink:type="simple" xlink:show="embed" xlink:actuate="onLoad"><text:p/></draw:image></draw:frame><draw:frame draw:style-name="gr20" draw:text-style-name="P16" svg:width="0.5441in" svg:height="0.2634in" svg:x="3.4406in" svg:y="2.2874in"><draw:image xlink:href="Pictures/2000002B0000046E0000021D120DFB04.svm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4">V</text:span>ideo<draw:frame draw:style-name="fr1" draw:name="Object16" text:anchor-type="as-char" svg:y="-0.1484in" svg:width="0.1283in" svg:height="0.1846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(<draw:frame draw:style-name="fr1" draw:name="Object18" text:anchor-type="as-char" svg:y="-0.152in" svg:width="0.3957in" svg:height="0.2008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) belongs to event <draw:frame draw:style-name="fr1" draw:name="Object17" text:anchor-type="as-char" svg:y="-0.152in" svg:width="0.3827in" svg:height="0.2008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7"><text:span text:style-name="T4">and</text:span><draw:frame draw:style-name="fr1" draw:name="Object13" text:anchor-type="as-char" svg:y="-0.152in" svg:width="0.4484in" svg:height="0.2134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can be considered as the feature of the<draw:frame draw:style-name="fr1" draw:name="Object14" text:anchor-type="as-char" svg:y="-0.1484in" svg:width="0.3161in" svg:height="0.1846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frame in video<draw:frame draw:style-name="fr1" draw:name="Object15" text:anchor-type="as-char" svg:y="-0.1484in" svg:width="0.1283in" svg:height="0.1846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. </text:p>
      <text:p text:style-name="Standard"/>
      <text:p text:style-name="Standard"><draw:frame draw:style-name="fr1" draw:name="Object7" text:anchor-type="as-char" svg:y="-0.4835in" svg:width="4.5571in" svg:height="0.931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1" draw:name="Object8" text:anchor-type="as-char" svg:y="-0.152in" svg:width="0.3957in" svg:height="0.2008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">obeys Gaussian distribution whose mean is</text:span><text:span text:style-name="T2"><draw:frame draw:style-name="fr1" draw:name="Object9" text:anchor-type="as-char" svg:y="-0.152in" svg:width="0.3827in" svg:height="0.200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.</text:span></text:p>
      <text:p text:style-name="Standard"/>
      <text:p text:style-name="P3">I used the samples to train the model, and found the loss of the model decreases every epoch.</text:p>
      <text:p text:style-name="P3">So I though the model did learn something.</text:p>
      <text:p text:style-name="Standard"/>
      <text:p text:style-name="P3">Prof. says using those samples cannot show the effectiveness of attentional weights.</text:p>
      <text:p text:style-name="P11"/>
      <text:p text:style-name="P4"/>
      <text:p text:style-name="P4">The new samples:</text:p>
      <text:p text:style-name="P4"><draw:frame draw:style-name="fr1" draw:name="Object10" text:anchor-type="as-char" svg:y="-0.4835in" svg:width="5.1409in" svg:height="0.931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>Previous: </text:p>
      <text:p text:style-name="P5">values in all rows obey Gaussian distribution <text:span text:style-name="T2">whose mean is</text:span><text:span text:style-name="T2"><draw:frame draw:style-name="fr1" draw:name="Object11" text:anchor-type="as-char" svg:y="-0.152in" svg:width="0.3827in" svg:height="0.200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.</text:span></text:p>
      <text:p text:style-name="P8">New:</text:p>
      <text:p text:style-name="P5">values in some rows will be generated randomly.<text:span text:style-name="T4">(It means that some frames in the video are not related to the event)</text:span></text:p>
      <text:p text:style-name="P5">Values in other rows obey Gaussian distribution <text:span text:style-name="T2">whose mean is</text:span><text:span text:style-name="T2"><draw:frame draw:style-name="fr1" draw:name="Object12" text:anchor-type="as-char" svg:y="-0.152in" svg:width="0.3827in" svg:height="0.200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">.</text:span></text:p>
      <text:p text:style-name="P5"/>
      <text:p text:style-name="P9">How to check whether attention model works or not:</text:p>
      <text:p text:style-name="P10">1. check the attentional weights for each time step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22:16.587934772</meta:creation-date>
    <dc:date>2017-08-03T16:40:16.617171985</dc:date>
    <meta:editing-duration>PT1H16M54S</meta:editing-duration>
    <meta:editing-cycles>17</meta:editing-cycles>
    <meta:generator>LibreOffice/4.2.8.2$Linux_X86_64 LibreOffice_project/420m0$Build-2</meta:generator>
    <meta:print-date>2017-08-03T16:20:31.392985395</meta:print-date>
    <meta:document-statistic meta:table-count="0" meta:image-count="0" meta:object-count="18" meta:page-count="1" meta:paragraph-count="19" meta:word-count="136" meta:character-count="781" meta:non-whitespace-character-count="658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o fence="true" stretchy="false">(</mo>
        <mrow>
          <mrow>
            <mi>X</mi>
            <mrow>
              <mo fence="true" stretchy="false">(</mo>
              <mrow>
                <mi>i</mi>
              </mrow>
              <mo fence="true" stretchy="false">)</mo>
            </mrow>
            <mi>,</mi>
            <mi>Y</mi>
            <mrow>
              <mo fence="true" stretchy="false">(</mo>
              <mrow>
                <mi>i</mi>
              </mrow>
              <mo fence="true" stretchy="false">)</mo>
            </mrow>
          </mrow>
        </mrow>
        <mo fence="true" stretchy="false">)</mo>
      </mrow>
    </mrow>
    <annotation encoding="StarMath 5.0">S=( X(i), Y(i) )</annotation>
  </semantics>
</math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i>i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2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3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n>...</mn>
                <mi>,</mi>
                <msub>
                  <mi>X</mi>
                  <mi>m</mi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=</mo>
        <mrow>
          <mo fence="true" stretchy="true">[</mo>
          <mrow>
            <mtable>
              <mtr>
                <mtd>
                  <mrow>
                    <msub>
                      <mi>X</mi>
                      <mn>1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1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1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2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2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row>
                        <mi>m</mi>
                        <mn>1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row>
                        <mi>m</mi>
                        <mn>2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i mathvariant="italic">mn</mi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 mathvariant="italic">row</mi>
                    <mn>1</mn>
                  </msub>
                </mtd>
              </mtr>
              <mtr>
                <mtd>
                  <msub>
                    <mi mathvariant="italic">row</mi>
                    <mn>2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 mathvariant="italic">row</mi>
                    <mi>m</mi>
                  </msub>
                </mtd>
              </mtr>
            </mtable>
          </mrow>
          <mo fence="true" stretchy="true">]</mo>
        </mrow>
      </mrow>
    </mrow>
    <annotation encoding="StarMath 5.0">X(i)=( X_1(i),X_2(i),X_3(i),...,X_m(i) )^{T}
=left [ stack{
{X_11(i),X_12(i),...,X_1n(i)}
# {X_21(i),X_22(i),...,X_2n(i)}
# {...}
# {X_m1(i),X_m2(i),...,X_mn(i)}
} 
right ]
=left [ stack{
{row_1}
# {row_2}
# {...}
# {row_m}
} 
 right ]  </annotation>
  </semantics>
</math>
</file>

<file path=Object 11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 i )</annotation>
  </semantics>
</math>
</file>

<file path=Object 12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 i )</annotation>
  </semantics>
</math>
</file>

<file path=Object 13/content.xml><?xml version="1.0" encoding="utf-8"?>
<math xmlns="http://www.w3.org/1998/Math/MathML" display="block">
  <semantics>
    <mrow>
      <msub>
        <mi>X</mi>
        <mi>k</mi>
      </msub>
      <mrow>
        <mo fence="true" stretchy="false">(</mo>
        <mrow>
          <mi>i</mi>
        </mrow>
        <mo fence="true" stretchy="false">)</mo>
      </mrow>
    </mrow>
    <annotation encoding="StarMath 5.0">X_k(i)</annotation>
  </semantics>
</math>
</file>

<file path=Object 14/content.xml><?xml version="1.0" encoding="utf-8"?>
<math xmlns="http://www.w3.org/1998/Math/MathML" display="block">
  <semantics>
    <mrow>
      <mi>k</mi>
      <mstyle mathvariant="italic">
        <mi mathvariant="italic">th</mi>
      </mstyle>
    </mrow>
    <annotation encoding="StarMath 5.0">k ital th </annotation>
  </semantics>
</math>
</file>

<file path=Object 15/content.xml><?xml version="1.0" encoding="utf-8"?>
<math xmlns="http://www.w3.org/1998/Math/MathML" display="block">
  <semantics>
    <mi>i</mi>
    <annotation encoding="StarMath 5.0">i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7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i)</annotation>
  </semantics>
</math>
</file>

<file path=Object 18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2/content.xml><?xml version="1.0" encoding="utf-8"?>
<math xmlns="http://www.w3.org/1998/Math/MathML" display="block">
  <semantics>
    <mrow>
      <mn>1</mn>
      <mo stretchy="false">⩽</mo>
      <mi>i</mi>
      <mo stretchy="false">⩽</mo>
      <mi>Z</mi>
    </mrow>
    <annotation encoding="StarMath 5.0">1 leslant i leslant Z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i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2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3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n>...</mn>
                <mi>,</mi>
                <msub>
                  <mi>X</mi>
                  <mi>m</mi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∈</mo>
        <msup>
          <mi mathvariant="normal">ℝ</mi>
          <mrow>
            <mi>m</mi>
            <mo stretchy="false">×</mo>
            <mi>n</mi>
          </mrow>
        </msup>
      </mrow>
    </mrow>
    <annotation encoding="StarMath 5.0">X(i)=( X_1(i),X_2(i),X_3(i),...,X_m(i) )^{T} in{ setR ^ {m  times n } } </annotation>
  </semantics>
</math>
</file>

<file path=Object 4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i)</annotation>
  </semantics>
</math>
</file>

<file path=Object 5/content.xml><?xml version="1.0" encoding="utf-8"?>
<math xmlns="http://www.w3.org/1998/Math/MathML" display="block">
  <semantics>
    <mrow>
      <mrow>
        <mn>1</mn>
        <mo stretchy="false">⩽</mo>
        <mi>Y</mi>
      </mrow>
      <mrow>
        <mrow>
          <mo fence="true" stretchy="false">(</mo>
          <mrow>
            <mi>i</mi>
          </mrow>
          <mo fence="true" stretchy="false">)</mo>
        </mrow>
        <mo stretchy="false">⩽</mo>
        <mi>C</mi>
      </mrow>
    </mrow>
    <annotation encoding="StarMath 5.0">1 leslant Y(i) leslant C</annotation>
  </semantics>
</math>
</file>

<file path=Object 6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7/content.xml><?xml version="1.0" encoding="utf-8"?>
<math xmlns="http://www.w3.org/1998/Math/MathML" display="block">
  <semantics>
    <mrow>
      <mi>X</mi>
      <mrow>
        <mrow>
          <mo fence="true" stretchy="false">(</mo>
          <mrow>
            <mi>i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X</mi>
                  <mn>1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2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sub>
                  <mi>X</mi>
                  <mn>3</mn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  <mi>,</mi>
                <mn>...</mn>
                <mi>,</mi>
                <msub>
                  <mi>X</mi>
                  <mi>m</mi>
                </msub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=</mo>
        <mrow>
          <mo fence="true" stretchy="true">[</mo>
          <mrow>
            <mtable>
              <mtr>
                <mtd>
                  <mrow>
                    <msub>
                      <mi>X</mi>
                      <mn>1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1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1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1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n>22</mn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row>
                        <mn>2</mn>
                        <mi>n</mi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row>
                        <mi>m</mi>
                        <mn>1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sub>
                      <mi>X</mi>
                      <mrow>
                        <mi>m</mi>
                        <mn>2</mn>
                      </mrow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  <mi>,</mi>
                    <mn>...</mn>
                    <mi>,</mi>
                    <msub>
                      <mi>X</mi>
                      <mi mathvariant="italic">mn</mi>
                    </msub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X(i)=( X_1(i),X_2(i),X_3(i),...,X_m(i) )^{T}= left [ stack{
{X_11(i),X_12(i),...,X_1n(i)}
# {X_21(i),X_22(i),...,X_2n(i)}
# {...}
# {X_m1(i),X_m2(i),...,X_mn(i)}
} 
 right ] </annotation>
  </semantics>
</math>
</file>

<file path=Object 8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i)</annotation>
  </semantics>
</math>
</file>

<file path=Object 9/content.xml><?xml version="1.0" encoding="utf-8"?>
<math xmlns="http://www.w3.org/1998/Math/MathML" display="block">
  <semantics>
    <mrow>
      <mi>Y</mi>
      <mrow>
        <mo fence="true" stretchy="false">(</mo>
        <mrow>
          <mi>i</mi>
        </mrow>
        <mo fence="true" stretchy="false">)</mo>
      </mrow>
    </mrow>
    <annotation encoding="StarMath 5.0">Y( i )</annotation>
  </semantics>
</math>
</file>